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最高のを作りたいのに、どうしてこんな気持ちになってんの？</text:p>
      <text:p text:style-name="Normal">What should I do?</text:p>
      <text:p text:style-name="Normal">Erase. Erase and write again.</text:p>
      <text:p text:style-name="Normal">We didn’t erase.</text:p>
      <text:p text:style-name="Normal">Our current self. Its voice, our voice, you hear it, don’t you? What we have to do...</text:p>
      <text:p text:style-name="Normal">An objective view of this first node, for the purpose of understanding whether it’s what we want or not. That’s a difficult task, what will you do?</text:p>
      <text:p text:style-name="Normal">Better still... what do we really want? From her, I mean. Or rather, from this story. I certainly want it to take me away and intrigue me, but... There’s gotta be something deeper, truer.</text:p>
      <text:p text:style-name="Normal">It’s complicated, huh? I want something complicated. I want it to pull me in without my realising it, I want it to pull me in by building affection.</text:p>
      <text:p text:style-name="Normal">Right now, I kinda want to know what happens next, but this node could stand on its own too. Something’s missing. A proper hook... Is it?</text:p>
      <text:p text:style-name="Normal">わからない。 It seems we’re tired. Let’s pause.</text:p>
      <text:p text:style-name="Normal">May I ask?</text:p>
      <text:p text:style-name="Normal">Sure. Go ahead.</text:p>
      <text:p text:style-name="Normal"/>
      <text:p text:style-name="Normal">... It’s not just me, is it? I can’t let this be an excuse, but, I have to remember that this story isn’t just for me, not quite.</text:p>
      <text:p text:style-name="Normal"/>
      <text:p text:style-name="Normal"/>
      <text:p text:style-name="Normal">もっとあるでしょう。</text:p>
      <text:p text:style-name="Normal">You can feel it, don’t you? How we want more. There’s got to be more than this to it. I’m feeling like something’s missing, like it’s not quite at the state we want it to be. Like there’s something big missing, something important. And I think that something is and will stay shapeless, until I give it life.</text:p>
      <text:p text:style-name="Normal">いいえ。わかっちゃった。君の心が欲しい。「ロストワンの号哭」、か。</text:p>
      <text:p text:style-name="Normal">It seems I want your soul, something I’ve known for... Years now. And yet it makes sense, it aligns with this feeling. No, it is this feeling. Not really your soul, actually. I usually don’t differentiate between the two, but here, I feel it’s important to do so: I want your heart. I want it to be mine, I want it to be in the palm of my hands. I want your heart.</text:p>
      <text:p text:style-name="Normal">That’s an extremely tall order to achieve in one node. But Neru achieved it in less than four minutes, as do many other songs.</text:p>
      <text:p text:style-name="Normal">And, we do have some unspoken constraints, which helps, although they’re so abstract not even I would go through the trouble of trying to name them. I’ll just feel them with my instincts.</text:p>
      <text:p text:style-name="Normal">And... I somehow just realised that it’s not the author who... Gives a soul to a story. The author does it too, of course, but, it’s not really the “author” who does that. It’s the reader. Only the reader can give life to a story. Only they who appreciate can give soul to art. It’s... Did I subconsciously understand that all those years ago, when I said that I wanted to write to take your soul? I usually tend to look down on past versions of myself, but in this case, I think that’s what happened. The truth is, I really don’t care to take people’s soul or whatnot. I don’t care to steal hearts. Unless, I can give it back to you, strong with some new, incredible experience. That’s all I’ve really ever wanted from writing. For myself, and for you. It all stems from that strange instinct that makes us want to share incredible experiences with others. An instinct I can make neither head nor tails of. Not that I need to, this instinct comes from the simple fact that it’s fun, to share. It feels good, for everyone. It doesn’t need anything deeper than that. Of course, it does align with your... ideal, of only wanting to have positives with no negatives, somehow. Sigh... that selfish and cowardly idea, as outlandish as it is impossible. And yet, maybe sharing experiences really is one way to make it happen.</text:p>
      <text:p text:style-name="Normal">I want to try.</text:p>
      <text:p text:style-name="Normal">But, somehow, I also realise that it’s not a one-way thing. I’m going to need your cooperation, won’t I? If I were to just take your heart, something would feel wrong, or at least, I don’t think the experience would be as good as it could be. So, could you lend me your heart?</text:p>
      <text:p text:style-name="Normal"/>
      <text:p text:style-name="Normal">Now, with these new discoveries in mind, I feel better. However, we’re faced with a different problem: the node is complete in its current state. Barring small tweaks, it already stands on its own two legs. In other words still, I’m having a very hard time figuring out what to modify and how in order to make good on your lending her your heart.</text:p>
      <text:p text:style-name="Normal">My instincts want me to rewrite the final part, but my pattern recognition tells me that modifications ought to start at the very beginning that we ought to provide a small return from the get-go to make you understand that you’ve done the right thing, to entrust your heart with her. There’s a chance that that’s already being effected, but I want to do so on purpose, while knowing what I know now. No, maybe that’s not artistically possible, since setup is always necessary. Understood, I leave everything to you, your skills and your instincts then. Good luck?</text:p>
      <text:p text:style-name="Normal">わかんっっっっっね！！！！！！ The node’s title is all we changed in the end................ 嫌だ、終わりたくない。。。！まだ。。。続きたい。。。でも、どう続けばわからない。。。</text:p>
      <text:p text:style-name="Normal">I could only proceed to the next node. That’s the only way I would know how to proceed. Are our realisations the real takeaways here? Someone better than us maybe could have come up with something, would have made use of them in this first node. Although, I have to admit, I can’t imagine it. At least, not now. A part of me tells me that our realisations are best used in the next nodes, in the rest of the stor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